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ead" officeooo:paragraph-rsid="00012ead"/>
    </style:style>
    <style:style style:name="P2" style:family="paragraph" style:parent-style-name="Standard">
      <style:text-properties officeooo:rsid="0005fb56" officeooo:paragraph-rsid="0005fb56"/>
    </style:style>
    <style:style style:name="P3" style:family="paragraph" style:parent-style-name="Standard">
      <style:text-properties officeooo:rsid="000b9435" officeooo:paragraph-rsid="000b9435"/>
    </style:style>
    <style:style style:name="P4" style:family="paragraph" style:parent-style-name="Standard">
      <style:text-properties officeooo:rsid="000bb245" officeooo:paragraph-rsid="000bb245"/>
    </style:style>
    <style:style style:name="P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b20ec" officeooo:paragraph-rsid="0005fb56"/>
    </style:style>
    <style:style style:name="P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b20ec" officeooo:paragraph-rsid="000b20ec"/>
    </style:style>
    <style:style style:name="P7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paragraph-rsid="00098e1f"/>
    </style:style>
    <style:style style:name="P8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b9435" officeooo:paragraph-rsid="000b9435"/>
    </style:style>
    <style:style style:name="P9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bb245" officeooo:paragraph-rsid="000bb245"/>
    </style:style>
    <style:style style:name="P10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c763b" officeooo:paragraph-rsid="000c763b"/>
    </style:style>
    <style:style style:name="P11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e3cfc" officeooo:paragraph-rsid="000e3cfc"/>
    </style:style>
    <style:style style:name="P12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ffc4f" officeooo:paragraph-rsid="000ffc4f"/>
    </style:style>
    <style:style style:name="P13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09eb4" officeooo:paragraph-rsid="00109eb4"/>
    </style:style>
    <style:style style:name="P14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17ff0" officeooo:paragraph-rsid="00117ff0"/>
    </style:style>
    <style:style style:name="P1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36d41" officeooo:paragraph-rsid="00136d41"/>
    </style:style>
    <style:style style:name="P1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41ebd" officeooo:paragraph-rsid="00141ebd"/>
    </style:style>
    <style:style style:name="P17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56f7d" officeooo:paragraph-rsid="00156f7d"/>
    </style:style>
    <style:style style:name="P18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5781e" officeooo:paragraph-rsid="0015781e"/>
    </style:style>
    <style:style style:name="P19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85d46" officeooo:paragraph-rsid="00185d46"/>
    </style:style>
    <style:style style:name="P20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8b5ef" officeooo:paragraph-rsid="0018b5ef"/>
    </style:style>
    <style:style style:name="P21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94e23" officeooo:paragraph-rsid="00194e23"/>
    </style:style>
    <style:style style:name="P22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f32fa" officeooo:paragraph-rsid="001f32fa"/>
    </style:style>
    <style:style style:name="P23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f32fa" officeooo:paragraph-rsid="001fbf7e"/>
    </style:style>
    <style:style style:name="P24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aa7ba" officeooo:paragraph-rsid="001aa7ba"/>
    </style:style>
    <style:style style:name="P2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17b6e" officeooo:paragraph-rsid="00217b6e"/>
    </style:style>
    <style:style style:name="P2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5587b" officeooo:paragraph-rsid="0025587b"/>
    </style:style>
    <style:style style:name="P27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2eed7" officeooo:paragraph-rsid="0022eed7"/>
    </style:style>
    <style:style style:name="P28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b6e80" officeooo:paragraph-rsid="002b6e80"/>
    </style:style>
    <style:style style:name="P29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b6e80" officeooo:paragraph-rsid="002e1806"/>
    </style:style>
    <style:style style:name="P30" style:family="paragraph" style:parent-style-name="Standard">
      <style:text-properties officeooo:rsid="001aa7ba" officeooo:paragraph-rsid="001aa7ba"/>
    </style:style>
    <style:style style:name="P31" style:family="paragraph" style:parent-style-name="Standard">
      <style:text-properties officeooo:rsid="001e5a1a" officeooo:paragraph-rsid="001e5a1a"/>
    </style:style>
    <style:style style:name="P32" style:family="paragraph" style:parent-style-name="Standard">
      <style:text-properties officeooo:paragraph-rsid="0005fb56"/>
    </style:style>
    <style:style style:name="P33" style:family="paragraph" style:parent-style-name="Standard">
      <style:text-properties officeooo:rsid="0027959d" officeooo:paragraph-rsid="0027959d"/>
    </style:style>
    <style:style style:name="P34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e1806" officeooo:paragraph-rsid="002e1806"/>
    </style:style>
    <style:style style:name="P3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b6e80" officeooo:paragraph-rsid="002e1806"/>
    </style:style>
    <style:style style:name="P3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2f8808" officeooo:paragraph-rsid="002f8808"/>
    </style:style>
    <style:style style:name="P37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3181e4" officeooo:paragraph-rsid="003181e4"/>
    </style:style>
    <style:style style:name="P38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32bd8b" officeooo:paragraph-rsid="0032bd8b"/>
    </style:style>
    <style:style style:name="T1" style:family="text">
      <style:text-properties officeooo:rsid="000271b2"/>
    </style:style>
    <style:style style:name="T2" style:family="text">
      <style:text-properties officeooo:rsid="0002b253"/>
    </style:style>
    <style:style style:name="T3" style:family="text">
      <style:text-properties officeooo:rsid="00043105"/>
    </style:style>
    <style:style style:name="T4" style:family="text">
      <style:text-properties officeooo:rsid="0007024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normal" officeooo:rsid="000b20ec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 officeooo:rsid="000c763b"/>
    </style:style>
    <style:style style:name="T8" style:family="text">
      <style:text-properties officeooo:rsid="001fbf7e"/>
    </style:style>
    <style:style style:name="T9" style:family="text">
      <style:text-properties officeooo:rsid="00012ead"/>
    </style:style>
    <style:style style:name="T10" style:family="text">
      <style:text-properties officeooo:rsid="000b20ec"/>
    </style:style>
    <style:style style:name="T11" style:family="text">
      <style:text-properties officeooo:rsid="00287505"/>
    </style:style>
    <style:style style:name="T12" style:family="text">
      <style:text-properties officeooo:rsid="002903be"/>
    </style:style>
    <style:style style:name="T13" style:family="text">
      <style:text-properties officeooo:rsid="00297db8"/>
    </style:style>
    <style:style style:name="T14" style:family="text">
      <style:text-properties officeooo:rsid="002a7655"/>
    </style:style>
    <style:style style:name="T15" style:family="text">
      <style:text-properties officeooo:rsid="002c8684"/>
    </style:style>
    <style:style style:name="T16" style:family="text">
      <style:text-properties officeooo:rsid="002e1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QL (основы)</text:p>
      <text:p text:style-name="P1"/>
      <text:p text:style-name="P1">sudo -u postgres psql – чтобы зайти в psql</text:p>
      <text:p text:style-name="P1"/>
      <text:p text:style-name="P1">\l – <text:span text:style-name="T1">посмотреть список доступных баз данных</text:span></text:p>
      <text:p text:style-name="P1">\du – <text:span text:style-name="T1">посмотреть список пользователей </text:span></text:p>
      <text:p text:style-name="P32"><text:span text:style-name="T9">\c </text:span><text:span text:style-name="T2">&lt;название </text:span><text:span text:style-name="T12">бд</text:span><text:span text:style-name="T2">&gt; </text:span><text:span text:style-name="T12">[&lt;имя юзера&gt;&lt;хост&gt;&lt;порт </text:span><text:span text:style-name="T13">5432</text:span><text:span text:style-name="T12">&gt;]</text:span><text:span text:style-name="T2"> </text:span><text:span text:style-name="T9">– </text:span><text:span text:style-name="T2">перейти к управлению базы данны</text:span><text:span text:style-name="T8">х</text:span></text:p>
      <text:p text:style-name="P30"><text:span text:style-name="T6">\</text:span><text:span text:style-name="T5">password &lt;имя&gt; - поставить пароль юзеру</text:span></text:p>
      <text:p text:style-name="P24">psql -U &lt;имя юзера&gt; -d &lt;название базы&gt; -h &lt;127.0.0.1&gt; -W (psql –help)</text:p>
      <text:p text:style-name="P22">\d &lt;название таблицы&gt; - чтобы посмотреть все столбцы, которые определены в таблице </text:p>
      <text:p text:style-name="P23"><text:span text:style-name="T8">\d </text:span><text:span text:style-name="T9"><text:s/>– </text:span><text:span text:style-name="T10">чтобы увидеть все таблицы в базе данных </text:span><text:span text:style-name="T8">(без имени таблицы)</text:span></text:p>
      <text:p text:style-name="P26">\x – чтобы включить\выключить расширенный показ, когда каждая база, таблица, запись пишутся с новой строки</text:p>
      <text:p text:style-name="P1"/>
      <text:p text:style-name="P1">drop<text:span text:style-name="T11"> </text:span>– <text:span text:style-name="T2">удалить ...</text:span></text:p>
      <text:p text:style-name="P1"><text:tab/>user &lt;<text:span text:style-name="T11">имя</text:span>&gt; - … <text:span text:style-name="T2">пользователя</text:span> </text:p>
      <text:p text:style-name="P1"><text:tab/>database &lt;<text:span text:style-name="T11">название</text:span>&gt; - … <text:span text:style-name="T2">базу данных</text:span> </text:p>
      <text:p text:style-name="P1"/>
      <text:p text:style-name="P1">create <text:s/>– <text:span text:style-name="T2">создать ...</text:span></text:p>
      <text:p text:style-name="P1"><text:tab/>user &lt;<text:span text:style-name="T11">имя</text:span>&gt; - … <text:span text:style-name="T2">пользователя</text:span> </text:p>
      <text:p text:style-name="P1"><text:tab/><text:tab/><text:span text:style-name="T14">password &lt;пароль&gt; - примвоить сразу пароль</text:span></text:p>
      <text:p text:style-name="P1"><text:tab/>database &lt;<text:span text:style-name="T11">название</text:span>&gt; - … <text:span text:style-name="T2">базу данных</text:span></text:p>
      <text:p text:style-name="P1"><text:tab/><text:tab/><text:span text:style-name="T14">owner &lt;имя&gt; - главного</text:span></text:p>
      <text:p text:style-name="P1"><text:tab/>table &lt;<text:span text:style-name="T11">название</text:span>&gt; - … <text:span text:style-name="T2">таблицу</text:span></text:p>
      <text:p text:style-name="P1"/>
      <text:p text:style-name="P33">alter <text:span text:style-name="T11">&lt;название таблицы или базы данных&gt;</text:span> – <text:span text:style-name="T11">изменяет саму таблицу или базу данных</text:span></text:p>
      <text:p text:style-name="P33"><text:tab/>add – добавить а таблицу новый (столбец)</text:p>
      <text:p text:style-name="P33"><text:tab/>set – обновить значение </text:p>
      <text:p text:style-name="P33"/>
      <text:p text:style-name="P33">update <text:span text:style-name="T11">&lt;&gt;</text:span> – <text:span text:style-name="T11">изменяет значения в таблице</text:span></text:p>
      <text:p text:style-name="P33"><text:tab/><text:span text:style-name="T11">set &lt;поле&gt; = &lt;новое значение&gt; - меняет значение </text:span><text:tab/></text:p>
      <text:p text:style-name="P1"/>
      <text:p text:style-name="P1">insert into &lt;<text:span text:style-name="T3">таблица</text:span>&gt; (<text:span text:style-name="T3">поля таблицы</text:span>…) - <text:span text:style-name="T2">вставить </text:span><text:span text:style-name="T3">в &lt;таблица&gt; в указанные поля</text:span></text:p>
      <text:p text:style-name="P1">values (<text:span text:style-name="T3">значения</text:span>...),</text:p>
      <text:p text:style-name="P1">…</text:p>
      <text:p text:style-name="P1">();</text:p>
      <text:p text:style-name="P1"/>
      <text:p text:style-name="P2"><text:s/>в некоторых полях можно обозначить некоторые свойства полям по примеру</text:p>
      <text:p text:style-name="P2">create table &lt;&gt;(</text:p>
      <text:p text:style-name="P2">title text primary key,</text:p>
      <text:p text:style-name="P2">…);</text:p>
      <text:p text:style-name="P2">тут title это название поля text это тип данных, которые будут хравнится в данном поле, а primary key это свойство которое говорит о том что в поле должны быть уникальные данные</text:p>
      <text:p text:style-name="P2">вот список свойств</text:p>
      <text:p text:style-name="P2"/>
      <text:p text:style-name="P2">primary key – уникальные данные </text:p>
      <text:p text:style-name="P2">references – <text:span text:style-name="T4">значения в этой таблице отсылаются на значения в другой таблице</text:span></text:p>
      <text:p text:style-name="P31">not null – запрещает в поле неорпеделенные значения</text:p>
      <text:p text:style-name="P5"/>
      <text:p text:style-name="P7"/>
      <text:p text:style-name="P6">select &lt;название столбца&gt; as &lt;новое название&gt; - позваоляет присвоить столбцу новое имя (не навсегда)</text:p>
      <text:p text:style-name="P6"/>
      <text:p text:style-name="P6"><text:soft-page-break/>select distinct &lt;&gt; from &lt;&gt; - позволяет вывести данные в одном экземпляре (то есть если в таблице например два раза 2014, то выведет 2014 толкьо один раз)</text:p>
      <text:p text:style-name="P6"/>
      <text:p text:style-name="P8">чтобы вывести данные по какому-либо условию надо в конец добавить where</text:p>
      <text:p text:style-name="P3"><text:span text:style-name="T5">select * from &lt;название таблицы&gt; where &lt;поле&gt; &lt;логическое выражение&gt; </text:span><text:span text:style-name="T7">[</text:span><text:span text:style-name="T5">&lt;значение&gt;</text:span><text:span text:style-name="T7">]</text:span></text:p>
      <text:p text:style-name="P8">select * from courses where hours &gt; 60 – в таблице курсы выбрать все записи в которых кол-во часов больше 60</text:p>
      <text:p text:style-name="P8"/>
      <text:p text:style-name="P9">Логические операторы:</text:p>
      <text:p text:style-name="P9">&gt;, &lt; &gt;=, &lt;= , =, !=, and, or, not</text:p>
      <text:p text:style-name="P4"><text:span text:style-name="T5">в по</text:span><text:span text:style-name="T7">л</text:span><text:span text:style-name="T5">я</text:span><text:span text:style-name="T7">х где значение не определено (null)</text:span><text:span text:style-name="T5"> они сразу отбрасываются в false</text:span></text:p>
      <text:p text:style-name="P10">определенно ли значение можно узнать ввведя команду is null (is not null)</text:p>
      <text:p text:style-name="P10"/>
      <text:p text:style-name="P11">также в одном запросе можно обратится к нескольким таблицам и в итоге они призведут одну большую связанную таблицу </text:p>
      <text:p text:style-name="P11">select * from &lt;таблица1&gt;, &lt;таблица2&gt; … &lt;таблица n&gt;;</text:p>
      <text:p text:style-name="P12">такое производство таблиц называется прямым или же декоратовым</text:p>
      <text:p text:style-name="P12"/>
      <text:p text:style-name="P13">так же заместо where можно использовать join</text:p>
      <text:p text:style-name="P13">пример</text:p>
      <text:p text:style-name="P13">select students.name, exams.score from students join exams on exams.s_id = students.s_id and <text:s/>exams.c_no = ‘cs305’;</text:p>
      <text:p text:style-name="P13"/>
      <text:p text:style-name="P14">Подзапросы</text:p>
      <text:p text:style-name="P14"/>
      <text:p text:style-name="P14">в запросе select также можно формаировать подзапросы </text:p>
      <text:p text:style-name="P14">пример </text:p>
      <text:p text:style-name="P14">select (select score from exams where exams.s_id = students.s_id and exams.c_no = ‘cs305’) from students </text:p>
      <text:p text:style-name="P14">в случае если подзапрос(скалярный запрос) возвращает неопределенное значение(ниодной строчки), то в основном запросе у нас тоже будет ничего</text:p>
      <text:p text:style-name="P14"/>
      <text:p text:style-name="P15">чтобы в подзапросе обработать больше одной строки надо использовать оператор in</text:p>
      <text:p text:style-name="P15">пример </text:p>
      <text:p text:style-name="P15">select name, start_year from students where s_id in (select s_id from exams where c_no = ‘cs305’); - тут мы выводим только тех студентов у которых есть оценки по экзамену cs305</text:p>
      <text:p text:style-name="P15"/>
      <text:p text:style-name="P16">также в SQL запросах можно присваивать псевдонимы </text:p>
      <text:p text:style-name="P16">делается это так</text:p>
      <text:p text:style-name="P16">пример</text:p>
      <text:p text:style-name="P16">select s.name, e.score from students s, exams e – тут мы таблице students присвоили псевдоним s , а таблице exams псевдоним e – вот так вот</text:p>
      <text:p text:style-name="P16"/>
      <text:p text:style-name="P17">когда требуется получить данные в строго определенном порядке можно использовать обычную сортировку с помощью order by <text:s/>и порядок asc – по возрастанию desc – по убыванию</text:p>
      <text:p text:style-name="P18">select * from exams order by s_id, c_no, score desc;</text:p>
      <text:p text:style-name="P18"/>
      <text:p text:style-name="P19">некоторый список записей можно группировать в одну строку с помощью агрегатных функций </text:p>
      <text:p text:style-name="P19">пример</text:p>
      <text:p text:style-name="P19">select count(*), count(s_id distinct) avg(score) from exams – тут мы получаем общее кол-во записей в таблице кол-во не повторяющихся s_id и среднее арифметическое из всех полей score</text:p>
      <text:p text:style-name="P19"/>
      <text:p text:style-name="P20">оператор update изменяет значения в записи </text:p>
      <text:p text:style-name="P20"><text:soft-page-break/>пример</text:p>
      <text:p text:style-name="P20">update courses set hours = hours + 80 where c_no = ‘cs305’; </text:p>
      <text:p text:style-name="P20"/>
      <text:p text:style-name="P20">оператор delete удаляет записи мз таблицы</text:p>
      <text:p text:style-name="P20">пример</text:p>
      <text:p text:style-name="P21">delete from exams where score &lt; 5;</text:p>
      <text:p text:style-name="P21"/>
      <text:p text:style-name="P22">Чтобы добавить в таблицу столбец уже после её создания надо ввести</text:p>
      <text:p text:style-name="P22">alter table &lt;название таблицы&gt; add &lt;название поля&gt; &lt;свойства поля&gt;;</text:p>
      <text:p text:style-name="P13"/>
      <text:p text:style-name="P25">Транзакции это несколько команд которые должны быть выполенены одновременно, чтобы начать транзакцию надо написать begin;</text:p>
      <text:p text:style-name="P27">А чтобы закончить транзакцию надо ввести commit;</text:p>
      <text:p text:style-name="P27"/>
      <text:p text:style-name="P28">Резервное копирование данных </text:p>
      <text:p text:style-name="P28">чтобы скопировать базу данных в какой-то другой файл и если она не слишком большая то можно написать так</text:p>
      <text:p text:style-name="P28">sudo -u postgres pg_dump &lt;название базы данных&gt; &gt; &lt;имя под которым хотим сохранить&gt;.dump</text:p>
      <text:p text:style-name="P28"/>
      <text:p text:style-name="P28">а если мы хотим загрузить базу данных, то пишем там</text:p>
      <text:p text:style-name="P29">sudo -u postgres psql -d &lt;<text:span text:style-name="T15">в которую мы хотим скопировать</text:span>&gt; -f &lt;<text:span text:style-name="T15">которую мы хотим скопировать</text:span>&gt; <text:span text:style-name="T15">(вместе с разрешением вторую)</text:span></text:p>
      <text:p text:style-name="P29"/>
      <text:p text:style-name="P34">чтобы скопировать не одну базу данных а весь кластер баз данных то надо воспользоаваться pg_dumpall</text:p>
      <text:p text:style-name="P29"/>
      <text:p text:style-name="P34">а для больших проектов можнт понадобиться двойное копирование (всего 2 экземпляра настоящий и копированый и при каждом копировании старое удаляется) для этого надо </text:p>
      <text:p text:style-name="P29"><text:span text:style-name="T16">pg_basebackup -D backup</text:span> </text:p>
      <text:p text:style-name="P29"/>
      <text:p text:style-name="P36">можно использовать конструкцию like для поиска строк в тексте</text:p>
      <text:p text:style-name="P37">пример</text:p>
      <text:p text:style-name="P37">select txt from ch_cp where txt like ‘%баз данных%’ - </text:p>
      <text:p text:style-name="P37"/>
      <text:p text:style-name="P37">также в PostgreSQL есть оператор ILIKE который позволяет не волноваться о регистре </text:p>
      <text:p text:style-name="P37"/>
      <text:p text:style-name="P38">также мы можем искать в таблице данные в json с помощью оператора ‘-&gt;&gt;’</text:p>
      <text:p text:style-name="P38">пример</text:p>
      <text:p text:style-name="P38">sd.details -&gt;&gt; ‘Достоинства’ is not null – тут кам покажет все таблички где достоинство не нулевое</text:p>
      <text:p text:style-name="P38"/>
      <text:p text:style-name="P38"><text:s/></text:p>
      <text:p text:style-name="P10"/>
      <text:p text:style-name="P10"/>
      <text:p text:style-name="P6"/>
      <text:p text:style-name="P6"><text:s/>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9:45:49.067675006</meta:creation-date>
    <dc:date>2020-06-25T14:47:44.780301442</dc:date>
    <meta:editing-duration>PT2H35M46S</meta:editing-duration>
    <meta:editing-cycles>34</meta:editing-cycles>
    <meta:generator>LibreOffice/6.4.3.2$Linux_X86_64 LibreOffice_project/40$Build-2</meta:generator>
    <meta:document-statistic meta:table-count="0" meta:image-count="0" meta:object-count="0" meta:page-count="3" meta:paragraph-count="97" meta:word-count="861" meta:character-count="5602" meta:non-whitespace-character-count="4770"/>
  </office:meta>
</office:document-meta>
</file>